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loext:contextual-spacing="false" fo:line-height="180%" fo:text-align="start" style:justify-single-word="false" fo:orphans="2" fo:widows="2" fo:text-indent="0cm" style:auto-text-indent="false"/>
      <style:text-properties fo:font-variant="normal" fo:text-transform="none" fo:color="#333333" style:font-name="Georgia" fo:font-size="10.5pt" fo:letter-spacing="normal" fo:font-style="normal" fo:font-weight="normal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line-height="180%" fo:text-align="start" style:justify-single-word="false" fo:orphans="2" fo:widows="2" fo:text-indent="0cm" style:auto-text-indent="false"/>
      <style:text-properties fo:font-variant="normal" fo:text-transform="none" fo:color="#333333" style:font-name="Georgia" fo:font-size="10.5pt" fo:letter-spacing="normal" fo:font-style="normal" fo:font-weight="normal" officeooo:paragraph-rsid="0015e266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line-height="180%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line-height="180%" fo:text-align="start" style:justify-single-word="false" fo:orphans="2" fo:widows="2" fo:text-indent="0cm" style:auto-text-indent="false"/>
    </style:style>
    <style:style style:name="T1" style:family="text">
      <style:text-properties style:font-name="Georgia" fo:font-size="10.5pt" fo:font-style="normal" fo:font-weight="normal"/>
    </style:style>
    <style:style style:name="T2" style:family="text">
      <style:text-properties style:font-name-asian="Georgia" style:font-size-asian="10.5pt" style:font-style-asian="normal" style:font-weight-asian="normal"/>
    </style:style>
    <style:style style:name="T3" style:family="text">
      <style:text-properties officeooo:rsid="0015e266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333333" fo:letter-spacing="normal" style:font-name-asian="Georgia" style:font-size-asian="10.5pt" style:font-style-asian="normal" style:font-weight-asian="normal"/>
    </style:style>
    <style:style style:name="T6" style:family="text">
      <style:text-properties fo:font-variant="normal" fo:text-transform="none" fo:color="#333333" style:font-name="Georgia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daEvent_t start, stop;</text:p>
      <text:p text:style-name="P2">cudaEventCreate(&amp;start);</text:p>
      <text:p text:style-name="P2">cudaEventCreate(&amp;stop);</text:p>
      <text:p text:style-name="P2">cudaEventRecord( start, 0 );</text:p>
      <text:p text:style-name="P2">kernel&lt;&lt;&gt;&gt; <text:s/><text:span text:style-name="T3">here</text:span></text:p>
      <text:p text:style-name="P2">cudaEventRecord( stop, 0 );</text:p>
      <text:p text:style-name="P2">cudaEventSynchronize( stop );</text:p>
      <text:p text:style-name="P2">float time;</text:p>
      <text:p text:style-name="P2">cudaEventElapsedTime( &amp;time, start, stop );</text:p>
      <text:p text:style-name="P2">cudaEventDestroy( start );</text:p>
      <text:p text:style-name="P2">cudaEventDestroy( stop );</text:p>
      <text:p text:style-name="P4"><text:span text:style-name="T5">计算两次事件之间相差的时间（以毫秒为单位，精度为</text:span><text:span text:style-name="T6">0.5</text:span><text:span text:style-name="T5">微秒）。如果尚未记录其中任何一个事件，此函数将返回</text:span><text:span text:style-name="T6">cudaErrorInvalidValue</text:span><text:span text:style-name="T5">。如果记录其中任何一个事件使用了非零流，则结果不确定。</text:span><text:span text:style-name="T4">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22:05.016081884</meta:creation-date>
    <dc:date>2019-03-05T12:48:18.155387048</dc:date>
    <meta:editing-duration>PT16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9" meta:character-count="377" meta:non-whitespace-character-count="355"/>
  </office:meta>
</office:document-meta>
</file>